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aleway" svg:font-family="Raleway, Arial, Helvetica, sans-serif"/>
    <style:font-face style:name="apple-system" svg:font-family="apple-system, BlinkMacSystemFont, 'Segoe UI', Roboto, 'Helvetica Neue', Arial, 'Apple Color Emoji', 'Segoe UI Emoji', 'Segoe UI Symbol', sans-serif"/>
    <style:font-face style:name="inherit" svg:font-family="inherit"/>
  </office:font-face-decls>
  <office:automatic-styles>
    <style:style style:name="Tabla1" style:family="table">
      <style:table-properties style:width="9.85cm" table:align="left"/>
    </style:style>
    <style:style style:name="Tabla1.A" style:family="table-column">
      <style:table-column-properties style:column-width="9.85cm"/>
    </style:style>
    <style:style style:name="Tabla1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160b3d" officeooo:paragraph-rsid="00160b3d"/>
    </style:style>
    <style:style style:name="P2" style:family="paragraph" style:parent-style-name="Text_20_body">
      <style:text-properties fo:font-variant="normal" fo:text-transform="none" fo:color="#333d42" loext:opacity="100%" style:font-name="apple-system" fo:font-size="10.5pt" fo:letter-spacing="normal" fo:font-style="normal" fo:font-weight="normal" officeooo:rsid="00160b3d" officeooo:paragraph-rsid="00160b3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d42" loext:opacity="100%" style:font-name="apple-system" fo:font-size="10.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5" style:family="paragraph" style:parent-style-name="Text_20_body">
      <style:text-properties officeooo:rsid="00160b3d" officeooo:paragraph-rsid="00160b3d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0" fo:widows="2" fo:text-indent="0cm" style:auto-text-indent="false"/>
      <style:text-properties fo:font-variant="normal" fo:text-transform="none" fo:color="#ffffff" loext:opacity="100%" style:font-name="Raleway" fo:font-size="10.5pt" fo:letter-spacing="normal" fo:font-style="normal" fo:font-weight="bold" fo:background-color="#ffffff" loext:padding="0cm" loext:border="none"/>
    </style:style>
    <style:style style:name="P7" style:family="paragraph" style:parent-style-name="Text_20_body">
      <style:paragraph-properties fo:orphans="2" fo:widows="2" fo:text-indent="0cm" style:auto-text-indent="false"/>
      <style:text-properties fo:font-variant="normal" fo:text-transform="none" fo:color="#747474" loext:opacity="100%" style:font-name="Raleway" fo:letter-spacing="normal" fo:font-style="normal" fo:font-weight="bold" loext:padding="0cm" loext:border="non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d5d3d5" loext:opacity="100%" style:font-name="inheri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.079cm" style:contextual-spacing="false" fo:text-indent="0cm" style:auto-text-indent="false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d5d3d5" loext:opacity="100%" fo:letter-spacing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end" style:justify-single-word="false" fo:orphans="1" fo:widows="2" fo:text-indent="0cm" style:auto-text-indent="false"/>
      <style:text-properties fo:font-variant="normal" fo:text-transform="none" fo:color="#ffffff" loext:opacity="100%" style:font-name="Raleway" fo:font-size="10.5pt" fo:letter-spacing="normal" fo:font-style="normal" fo:font-weight="bold" fo:background-color="#ffffff" loext:padding="0cm" loext:border="none"/>
    </style:style>
    <style:style style:name="P12" style:family="paragraph" style:parent-style-name="Standard">
      <style:text-properties officeooo:rsid="00197e07" officeooo:paragraph-rsid="00197e07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2e813d" loext:opacity="100%" loext:padding="0cm" loext:border="none"/>
    </style:style>
    <style:style style:name="T1" style:family="text">
      <style:text-properties fo:font-variant="normal" fo:text-transform="none" fo:color="#333d42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333d42" loext:opacity="100%" style:font-name="apple-system" fo:font-size="10.5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color="#fd8b19" loext:opacity="100%"/>
    </style:style>
    <style:style style:name="T4" style:family="text">
      <style:text-properties fo:color="#8fc13e" loext:opacity="100%"/>
    </style:style>
    <style:style style:name="T5" style:family="text">
      <style:text-properties fo:color="#c85e7c" loext:opacity="100%"/>
    </style:style>
    <style:style style:name="T6" style:family="text">
      <style:text-properties fo:color="#fdcc59" loext:opacity="100%"/>
    </style:style>
    <style:style style:name="T7" style:family="text">
      <style:text-properties fo:color="#2e813d" loext:opacity="100%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printer = “Nombredelaimpresora”</text:p>
      <text:p text:style-name="P1">Get-ChildItem -Path “RutaDelaCarpetaConPDF” -Filter *.pdf | ForEach-Object{</text:p>
      <text:p text:style-name="P1"><text:s text:c="2"/>$file = $_.FullName</text:p>
      <text:p text:style-name="P1"><text:s text:c="2"/>Start-Process -FilePath “AcroRd32.exe”</text:p>
      <text:p text:style-name="P1">-ArgumentList “/t `”$file`” `$printer`””</text:p>
      <text:p text:style-name="P1">-NoNewwindow – Wait</text:p>
      <text:p text:style-name="P1">}</text:p>
      <text:p text:style-name="P1"/>
      <text:p text:style-name="P1"/>
      <text:p text:style-name="P2">Write-Host Script Start</text:p>
      <text:p text:style-name="P3">$xpath="ruta del archivo"</text:p>
      <text:p text:style-name="P3">$folders=get-childitem $xpath | select Name</text:p>
      <text:p text:style-name="P3">foreach($pdf_files in $folders)</text:p>
      <text:p text:style-name="P3">{</text:p>
      <text:p text:style-name="P3">$PDF_file_name = $pdf_files.Name;</text:p>
      <text:p text:style-name="P3">Start-Process $xpath$PDF_file_name -Verb Print -PassThru | %{sleep 10;$_} | kill</text:p>
      <text:p text:style-name="P3">}</text:p>
      <text:p text:style-name="P4"><text:span text:style-name="T1">$wshell = New-Object -ComObject </text:span><text:a xlink:type="simple" xlink:href="https://wscript.shell/" office:target-frame-name="_blank" xlink:show="new" text:style-name="Internet_20_link" text:visited-style-name="Visited_20_Internet_20_Link"><text:span text:style-name="T2">wscript.shell</text:span></text:a><text:span text:style-name="T1">;</text:span></text:p>
      <text:p text:style-name="P3">$wshell.AppActivate('título de la ventana de la aplicación')</text:p>
      <text:p text:style-name="P3">Sleep 1</text:p>
      <text:p text:style-name="P3">$wshell.SendKeys('~')</text:p>
      <text:p text:style-name="P3">Write-Host Ejecutando comando de salida</text:p>
      <text:p text:style-name="P2">Necesitaba imprimir directamente a una dirección IP. Si bien descubrí cómo escribir esto también</text:p>
      <text:p text:style-name="P4"><text:span text:style-name="T1">$Printer_net = New-Object -COM </text:span><text:a xlink:type="simple" xlink:href="https://wscript.network/" office:target-frame-name="_blank" xlink:show="new" text:style-name="Internet_20_link" text:visited-style-name="Visited_20_Internet_20_Link"><text:span text:style-name="T2">WScript.Network</text:span></text:a></text:p>
      <text:p text:style-name="P4"><text:span text:style-name="T1">$Printer_net.SetDefaultPrinter("</text:span><text:a xlink:type="simple" xlink:href="https://10.24.164.68/" office:target-frame-name="_blank" xlink:show="new" text:style-name="Internet_20_link" text:visited-style-name="Visited_20_Internet_20_Link"><text:span text:style-name="T2">0</text:span></text:a><text:span text:style-name="T1">.0.0.0"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Enumere todas las impresoras.</text:p>
      <text:p text:style-name="P6">Copy to Clipboard</text:p>
      <text:p text:style-name="P7">Syntax Highlighter</text:p>
      <text:p text:style-name="P8">Get-Printer</text:p>
      <text:p text:style-name="P8">Get-WmiObject Win32_Printer | select Name</text:p>
      <text:p text:style-name="P9">Enumere la impresora predeterminada.</text:p>
      <text:p text:style-name="P6">Copy to Clipboard</text:p>
      <text:p text:style-name="P7">Syntax Highlighter</text:p>
      <text:p text:style-name="P8">Get-WmiObject win32_printer | WHERE {<text:span text:style-name="T3">$_</text:span>.Default <text:span text:style-name="T4">-eq</text:span> <text:span text:style-name="T3">$True</text:span>}</text:p>
      <text:p text:style-name="P8">Get-CimInstance <text:span text:style-name="T4">-ClassName</text:span> CIM_Printer | WHERE {<text:span text:style-name="T3">$_</text:span>.Default <text:span text:style-name="T4">-eq</text:span> <text:span text:style-name="T3">$True</text:span>}</text:p>
      <text:p text:style-name="P9">Aquí está la salida del comando.</text:p>
      <text:p text:style-name="P6">Copy to Clipboard</text:p>
      <text:p text:style-name="P7">Syntax Highlighter</text:p>
      <text:p text:style-name="P8">Location <text:s text:c="5"/>:</text:p>
      <text:p text:style-name="P8">Name <text:s text:c="9"/>: Hewlett-Packard HP LaserJet <text:span text:style-name="T5">1022</text:span></text:p>
      <text:p text:style-name="P8">PrinterState <text:s/>: <text:span text:style-name="T5">0</text:span></text:p>
      <text:p text:style-name="P8">PrinterStatus : <text:span text:style-name="T5">3</text:span></text:p>
      <text:p text:style-name="P8">ShareName <text:s text:c="4"/>:</text:p>
      <text:p text:style-name="P8">SystemName <text:s text:c="3"/>: DK01</text:p>
      <text:p text:style-name="P10">​</text:p>
      <text:p text:style-name="P8">Name <text:s text:c="12"/>ShareName <text:s text:c="11"/>SystemName <text:s text:c="10"/>PrinterState <text:s text:c="8"/>PrinterStatus <text:s text:c="6"/>Location</text:p>
      <text:p text:style-name="P8"><text:span text:style-name="T4">----</text:span> <text:s text:c="12"/><text:span text:style-name="T4">---------</text:span> <text:s text:c="11"/><text:span text:style-name="T4">----------</text:span> <text:s text:c="10"/><text:span text:style-name="T4">------------</text:span> <text:s text:c="8"/><text:span text:style-name="T4">-------------</text:span> <text:s text:c="6"/><text:span text:style-name="T4">--------</text:span></text:p>
      <text:p text:style-name="P8">Hewlett-Packa... <text:s text:c="21"/>DK01 <text:s text:c="16"/><text:span text:style-name="T5">0</text:span> <text:s text:c="19"/><text:span text:style-name="T5">3</text:span></text:p>
      <text:p text:style-name="P9">Imprimir un archivo con Powershell.</text:p>
      <text:p text:style-name="P6">Copy to Clipboard</text:p>
      <text:p text:style-name="P7">Syntax Highlighter</text:p>
      <text:p text:style-name="P8">Get-Content <text:span text:style-name="T4">-Path</text:span> C:\MYFILE.txt | Out-Printer</text:p>
      <text:p text:style-name="P9">Hay varias formas de imprimir un archivo con Powershell.</text:p>
      <text:p text:style-name="P6">Copy to Clipboard</text:p>
      <text:p text:style-name="P7">Syntax Highlighter</text:p>
      <text:p text:style-name="P8">Start-Process <text:span text:style-name="T4">-FilePath</text:span> <text:span text:style-name="T6">"C:\MYFILE.txt"</text:span> <text:span text:style-name="T4">-Verb</text:span> print</text:p>
      <text:p text:style-name="P9">Imprima un archivo DOCX de Word con Powershell.</text:p>
      <text:p text:style-name="P6">Copy to Clipboard</text:p>
      <text:p text:style-name="P7">Syntax Highlighter</text:p>
      <text:p text:style-name="P8">Start-Process <text:span text:style-name="T4">-FilePath</text:span> <text:span text:style-name="T6">"C:\MYDOC.docx"</text:span> <text:span text:style-name="T4">-Verb</text:span> print</text:p>
      <text:p text:style-name="P9">Imprima un archivo de Excel con Powershell.</text:p>
      <text:p text:style-name="P6">Copy to Clipboard</text:p>
      <text:p text:style-name="P7">Syntax Highlighter</text:p>
      <text:p text:style-name="P8">Start-Process <text:span text:style-name="T4">-FilePath</text:span> <text:span text:style-name="T6">"C:\MYEXCEL.xlsx"</text:span> <text:span text:style-name="T4">-Verb</text:span> print</text:p>
      <text:p text:style-name="P9">Imprima un archivo PDF con Powershell.</text:p>
      <text:p text:style-name="P6">Copy to Clipboard</text:p>
      <text:p text:style-name="P7">Syntax Highlighter</text:p>
      <text:p text:style-name="P8"><text:soft-page-break/>Start-Process <text:span text:style-name="T4">-FilePath</text:span> <text:span text:style-name="T6">"C:\tmp\MYPDF.pdf"</text:span> <text:span text:style-name="T4">-Verb</text:span> print</text:p>
      <text:p text:style-name="P9">Imprima varios archivos con Powershell.</text:p>
      <text:p text:style-name="P6">Copy to Clipboard</text:p>
      <text:p text:style-name="P7">Syntax Highlighter</text:p>
      <text:p text:style-name="P8">Get-ChildItem <text:span text:style-name="T4">-Path</text:span> C:\tmp\* <text:span text:style-name="T4">-Include</text:span> invoice.pdf, mypdf.pdf | ForEach-Object {Start-Process <text:span text:style-name="T3">$_</text:span>.FullName <text:span text:style-name="T4">-Verb</text:span> Print}</text:p>
      <text:p text:style-name="P8">Get-ChildItem <text:span text:style-name="T4">-Path</text:span> C:\tmp\*.pdf | ForEach-Object {Start-Process <text:span text:style-name="T3">$_</text:span>.FullName <text:span text:style-name="T4">-Verb</text:span> Print}</text:p>
      <text:p text:style-name="P9">Use una impresora específica con Powershell.</text:p>
      <text:p text:style-name="P6">Copy to Clipboard</text:p>
      <text:p text:style-name="P7">Syntax Highlighter</text:p>
      <text:p text:style-name="P8">Get-Content <text:span text:style-name="T4">-Path</text:span> C:\MYFILE.txt | Out-Printer <text:span text:style-name="T6">"Hewlett-Packard HP LaserJet 1022"</text:span></text:p>
      <text:p text:style-name="P9">Imprima en una impresora específica mediante un script de Powershell.</text:p>
      <text:p text:style-name="P11">Copy to Clipboard</text:p>
      <text:p text:style-name="P7">Syntax Highlighter</text:p>
      <text:p text:style-name="P8"><text:span text:style-name="T3">$MYFILE</text:span> = <text:span text:style-name="T6">"C:\tmp\MYPDF.pdf"</text:span></text:p>
      <text:p text:style-name="P8"><text:span text:style-name="T3">$MYPRINTER</text:span> = <text:span text:style-name="T6">"Hewlett-Packard HP LaserJet 1022"</text:span> </text:p>
      <text:p text:style-name="P10">​</text:p>
      <text:p text:style-name="P8"><text:span text:style-name="T3">$DEFAULTPRINTER</text:span> = (Get-CimInstance <text:span text:style-name="T4">-ClassName</text:span> CIM_Printer | WHERE {<text:span text:style-name="T3">$_</text:span>.Default <text:span text:style-name="T4">-eq</text:span> <text:span text:style-name="T3">$True</text:span>}[0])</text:p>
      <text:p text:style-name="P8"><text:span text:style-name="T3">$PRINTERTMP</text:span> = (Get-CimInstance <text:span text:style-name="T4">-ClassName</text:span> CIM_Printer | WHERE {<text:span text:style-name="T3">$_</text:span>.NAme <text:span text:style-name="T4">-eq</text:span> <text:span text:style-name="T3">$MYPRINTER</text:span>}[0])</text:p>
      <text:p text:style-name="P8"><text:span text:style-name="T3">$PRINTERTMP</text:span> | Invoke-CimMethod <text:span text:style-name="T4">-MethodName</text:span> SetDefaultPrinter | Out-Null</text:p>
      <text:p text:style-name="P8">Start-Process <text:span text:style-name="T4">-FilePath</text:span> <text:span text:style-name="T3">$MYFILE</text:span> <text:span text:style-name="T4">-Verb</text:span> print <text:span text:style-name="T4">-PassThru</text:span> <text:span text:style-name="T4">-Wait</text:span></text:p>
      <text:p text:style-name="P8"><text:span text:style-name="T3">$DEFAULTPRINTER</text:span> | Invoke-CimMethod <text:span text:style-name="T4">-MethodName</text:span> SetDefaultPrinter | Out-Null</text:p>
      <text:p text:style-name="P9">¡Felicitaciones! Puede imprimir un archivo con Powershell.</text:p>
      <text:p text:style-name="P1"/>
      <text:p text:style-name="P1"/>
      <text:p text:style-name="P1"/>
      <text:p text:style-name="P12">Si nos da error de ejecución del script por estar deshabilitada</text:p>
      <text:p text:style-name="P12"><text:span text:style-name="T7">Get-ExecutionPolicy -List ​</text:span> </text:p>
      <text:p text:style-name="P12">para ver las politicas existentes</text:p>
      <text:p text:style-name="P12">Para cambiar la política del usuario actual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3">Set-ExecutionPolicy RemoteSigned -Scope CurrentUser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aleway" svg:font-family="Raleway, Arial, Helvetica, sans-serif"/>
    <style:font-face style:name="apple-system" svg:font-family="apple-system, BlinkMacSystemFont, 'Segoe UI', Roboto, 'Helvetica Neue', Arial, 'Apple Color Emoji', 'Segoe UI Emoji', 'Segoe UI Symbol'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2:35:20.167000000</meta:creation-date>
    <dc:date>2024-10-29T09:39:52.565000000</dc:date>
    <meta:editing-duration>PT31M48S</meta:editing-duration>
    <meta:editing-cycles>3</meta:editing-cycles>
    <meta:generator>LibreOffice/24.8.2.1$Windows_X86_64 LibreOffice_project/0f794b6e29741098670a3b95d60478a65d05ef13</meta:generator>
    <meta:document-statistic meta:table-count="1" meta:image-count="0" meta:object-count="0" meta:page-count="3" meta:paragraph-count="92" meta:word-count="414" meta:character-count="3563" meta:non-whitespace-character-count="3056"/>
  </office:meta>
</office:document-meta>
</file>